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 draw:opacity="100%"/>
      <style:paragraph-properties fo:margin-top="0.25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a61c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.1665in" fo:margin-bottom="0.0835in" style:contextual-spacing="false" fo:line-height="120%" fo:text-align="start" style:justify-single-word="false" style:writing-mode="lr-tb"/>
      <style:text-properties fo:font-variant="normal" fo:text-transform="none" fo:color="#a61c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Heading_20_2">
      <style:paragraph-properties fo:text-align="start" style:justify-single-word="false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4" style:family="paragraph" style:parent-style-name="Heading_20_2">
      <loext:graphic-properties draw:fill="solid" draw:fill-color="#ffffff" draw:opacity="100%"/>
      <style:paragraph-properties fo:margin-top="0in" fo:margin-bottom="0.0835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Heading_20_2">
      <loext:graphic-properties draw:fill="solid" draw:fill-color="#ffffff" draw:opacity="100%"/>
      <style:paragraph-properties fo:margin-top="0.1665in" fo:margin-bottom="0.0835in" style:contextual-spacing="false" fo:line-height="120%" fo:text-align="start" style:justify-single-word="false" fo:background-color="#ffffff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6" style:family="paragraph" style:parent-style-name="Heading_20_2">
      <style:paragraph-properties fo:margin-top="0.1252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7" style:family="paragraph" style:parent-style-name="Heading_20_2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officeooo:paragraph-rsid="000b1746" style:text-blinking="false" fo:background-color="transparen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Arial" fo:font-size="20pt" fo:font-style="normal" style:text-underline-style="none" fo:font-weight="bold" style:text-blinking="false" fo:background-color="transparen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font-weight="normal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 style:list-style-name="L1">
      <loext:graphic-properties draw:fill="solid" draw:fill-color="#ffffff" draw:opacity="100%"/>
      <style:paragraph-properties fo:margin-top="0.0835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loext:graphic-properties draw:fill="solid" draw:fill-color="#ffffff" draw:opacity="100%"/>
      <style:paragraph-properties fo:margin-top="0.0835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">
      <loext:graphic-properties draw:fill="solid" draw:fill-color="#ffffff" draw:opacity="100%"/>
      <style:paragraph-properties fo:margin-top="0in" fo:margin-bottom="0.139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2">
      <loext:graphic-properties draw:fill="solid" draw:fill-color="#ffffff" draw:opacity="100%"/>
      <style:paragraph-properties fo:margin-top="0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2">
      <loext:graphic-properties draw:fill="solid" draw:fill-color="#ffffff" draw:opacity="100%"/>
      <style:paragraph-properties fo:margin-top="0in" fo:margin-bottom="0.0835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0b1746" style:text-blinking="false" fo:background-color="transparent"/>
    </style:style>
    <style:style style:name="P20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rsid="000b1746" officeooo:paragraph-rsid="000b1746" style:text-blinking="false" fo:background-color="transparent"/>
    </style:style>
    <style:style style:name="P21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officeooo:paragraph-rsid="000b1746" style:text-blinking="false" fo:background-color="transparent"/>
    </style:style>
    <style:style style:name="P22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officeooo:paragraph-rsid="000c094c"/>
    </style:style>
    <style:style style:name="P23" style:family="paragraph" style:parent-style-name="Text_20_body" style:list-style-name="L3">
      <loext:graphic-properties draw:fill="none" draw:fill-color="#ffffff"/>
      <style:paragraph-properties fo:margin-top="0.0417in" fo:margin-bottom="0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4">
      <loext:graphic-properties draw:fill="none" draw:fill-color="#ffffff"/>
      <style:paragraph-properties fo:margin-top="0.0417in" fo:margin-bottom="0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3">
      <loext:graphic-properties draw:fill="none" draw:fill-color="#ffffff"/>
      <style:paragraph-properties fo:margin-top="0in" fo:margin-bottom="0.0417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4">
      <loext:graphic-properties draw:fill="none" draw:fill-color="#ffffff"/>
      <style:paragraph-properties fo:margin-top="0in" fo:margin-bottom="0.0417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weight="normal"/>
    </style:style>
    <style:style style:name="T2" style:family="text">
      <style:text-properties officeooo:rsid="00097fb3"/>
    </style:style>
    <style:style style:name="T3" style:family="text"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0b174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b9fb776c-7fff-cf94-03a2-37b1e343b32b"/>NOM Prénom (à remplacer)</text:p>
      <text:p text:style-name="P9"/>
      <text:h text:style-name="P1" text:outline-level="1"><text:bookmark text:name="docs-internal-guid-3a9582b2-7fff-215d-6f52-6118624e49bd"/>Compétence : Développer pour le web et les médias numériques</text:h>
      <text:h text:style-name="P4" text:outline-level="2">Composantes essentielles ou critères de qualité </text:h>
      <text:list xml:id="list3907118937" text:style-name="L1">
        <text:list-item>
          <text:p text:style-name="P12">En se conformant aux standards du Web et aux normes d’accessibilité</text:p>
        </text:list-item>
        <text:list-item>
          <text:p text:style-name="P14">En produisant du code fonctionnel, sobre et réutilisable</text:p>
        </text:list-item>
      </text:list>
      <text:h text:style-name="P5" text:outline-level="2">Apprentissages critiques à valider</text:h>
      <text:list xml:id="list929322698" text:style-name="L2">
        <text:list-item>
          <text:p text:style-name="P13">Exploiter de manière autonome un environnement de développement efficace et productif</text:p>
        </text:list-item>
        <text:list-item>
          <text:p text:style-name="P15">Produire des pages Web fluides incluant un balisage sémantique efficace</text:p>
        </text:list-item>
        <text:list-item>
          <text:p text:style-name="P15">Générer des pages Web à partir de données structurées</text:p>
        </text:list-item>
        <text:list-item>
          <text:p text:style-name="P17">Mettre en ligne une application Web en utilisant une solution d’hébergement standard</text:p>
        </text:list-item>
      </text:list>
      <text:p text:style-name="P11"/>
      <text:p text:style-name="P18">Dans ce rapport vous expliquerez en quoi le travail que vous avez réalisé pour la SAE 105 vous <text:span text:style-name="T2">a</text:span> rendu compétent. Pour chaque élément, vous donnerez des preuves de compétences :</text:p>
      <text:list xml:id="list339245043" text:style-name="L3">
        <text:list-item>
          <text:p text:style-name="P23">Des exemples issus d<text:span text:style-name="T2">u code ou partie de code que vous avez développé</text:span></text:p>
        </text:list-item>
        <text:list-item>
          <text:p text:style-name="P25">Des éléments de cours, des normes W3C ou WCAG que vous avez utilisé</text:p>
        </text:list-item>
      </text:list>
      <text:p text:style-name="P11"><text:span text:style-name="T1"/></text:p>
      <text:h text:style-name="P2" text:outline-level="1"><text:bookmark text:name="docs-internal-guid-4fdbceec-7fff-44eb-73f8-567ffdf96b0e"/><text:span text:style-name="T1">Rapport personnel à compléter</text:span></text:h>
      <text:p text:style-name="P18">Vous serez interrogé sur ce rapport durant les séances d’évaluation en fin de SAE</text:p>
      <text:h text:style-name="P6" text:outline-level="2">Je me suis conformé aux standards du Web et aux normes d’accessibilité :</text:h>
      <text:p text:style-name="P18">Expliquez pourquoi :</text:p>
      <text:p text:style-name="P22"><text:span text:style-name="T5">Comment pouvez-vous le prouver ?</text:span></text:p>
      <text:p text:style-name="P22"><text:line-break/><text:bookmark text:name="docs-internal-guid-1865aee3-7fff-0cae-46c5-050631255d25"/><text:span text:style-name="T4">J’ai produit du code fonctionnel, sobre et réutilisable :</text:span></text:p>
      <text:p text:style-name="P18">Expliquez pourquoi :</text:p>
      <text:list xml:id="list1232709017" text:style-name="L4">
        <text:list-item>
          <text:p text:style-name="P24">réutilisable : mon code est-il lisible par un autre développeur ?</text:p>
        </text:list-item>
        <text:list-item>
          <text:p text:style-name="P16">fonctionnel : mon code et les fichiers ressources sont-ils correctement rangés ?</text:p>
        </text:list-item>
        <text:list-item>
          <text:p text:style-name="P26">sobre : comment ai-je réussi à éviter de dupliquer du code (copier/coller) ?</text:p>
        </text:list-item>
      </text:list>
      <text:p text:style-name="P10"><text:line-break/><text:line-break/></text:p>
      <text:h text:style-name="P6" text:outline-level="2">Je suis autonome sur mon environnement de développement :</text:h>
      <text:p text:style-name="P18">Quelques outils, logiciels, plugin avez-vous utilisés ?</text:p>
      <text:p text:style-name="P10"><text:soft-page-break/><text:line-break/></text:p>
      <text:h text:style-name="P6" text:outline-level="2">J’ai produit des pages incluant un balisage sémantique efficace :</text:h>
      <text:p text:style-name="P18">Mon code HTML est-il sémantiquement efficace ?</text:p>
      <text:p text:style-name="P18">Mes styles CSS sont-ils efficaces, <text:span text:style-name="T6">réutilisables</text:span> ?</text:p>
      <text:p text:style-name="P11"/>
      <text:h text:style-name="P3" text:outline-level="2"><text:bookmark text:name="docs-internal-guid-a05e5b4c-7fff-abec-183e-01296300a206"/>J’ai mis en ligne mon site Web en utilisant une solution d’hébergement standard :</text:h>
      <text:p text:style-name="P18">Quels outils ai-je utilisé ?</text:p>
      <text:p text:style-name="P18">Une preuve peut être une notice d’installation en quelques phrases.</text:p>
      <text:p text:style-name="P18"/>
      <text:h text:style-name="P7" text:outline-level="2">J’ai <text:span text:style-name="T6">travaillé en groupe</text:span> :</text:h>
      <text:p text:style-name="P19">Quels <text:span text:style-name="T6">moyens techniques</text:span> ai-je utilisé ?</text:p>
      <text:p text:style-name="P20">Quels moyens méthodologiques ai-je mis en place, comment ai-je séparé les tâches ?</text:p>
      <text:p text:style-name="P21"/>
      <text:p text:style-name="P11"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0T16:28:26.059511964</meta:creation-date>
    <meta:generator>LibreOffice/7.1.7.2$MacOSX_X86_64 LibreOffice_project/c6a4e3954236145e2acb0b65f68614365aeee33f</meta:generator>
    <dc:date>2022-01-10T17:16:59.039875082</dc:date>
    <meta:editing-duration>PT35M</meta:editing-duration>
    <meta:editing-cycles>2</meta:editing-cycles>
    <meta:document-statistic meta:table-count="0" meta:image-count="0" meta:object-count="0" meta:page-count="2" meta:paragraph-count="37" meta:word-count="333" meta:character-count="2039" meta:non-whitespace-character-count="1744"/>
  </office:meta>
</office:document-meta>
</file>